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9F6000000729C17892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e-granada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e-granada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e-granada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margin-top="0cm" fo:margin-bottom="0cm" fo:line-height="150%" fo:text-align="justify" style:justify-single-word="false"/>
      <style:text-properties fo:color="#000000" style:text-outline="false" style:text-line-through-style="none" style:font-name="ae-granada" fo:font-size="11pt" fo:font-style="normal" fo:text-shadow="none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 style:text-emphasize="none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style:use-window-font-color="true" style:font-name="ae-granada" fo:font-size="11pt" fo:font-weight="normal" style:font-name-asian="ae-granada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top="0cm" fo:margin-bottom="0cm" fo:line-height="100%" fo:text-align="justify" style:justify-single-word="false" style:shadow="none"/>
      <style:text-properties style:use-window-font-color="true" style:font-name="ae-granada" fo:font-size="11pt" fo:language="es" fo:country="VE" fo:font-weight="normal" style:font-name-asian="DejaVu Sans2" style:font-size-asian="11pt" style:language-asian="es" style:country-asian="ES" style:font-weight-asian="normal" style:font-name-complex="Arial" style:font-size-complex="11pt" style:language-complex="es" style:country-complex="ES" style:font-weight-complex="normal"/>
    </style:style>
    <style:style style:name="P9" style:family="paragraph" style:parent-style-name="Preformatted_20_Text">
      <style:paragraph-properties fo:margin-top="0cm" fo:margin-bottom="0cm" fo:line-height="100%" fo:text-align="justify" style:justify-single-word="false"/>
      <style:text-properties style:font-name="ae-granada" fo:font-size="11pt" style:font-size-asian="11pt" style:font-size-complex="11pt"/>
    </style:style>
    <style:style style:name="P10" style:family="paragraph" style:parent-style-name="Preformatted_20_Text">
      <style:paragraph-properties fo:margin-top="0cm" fo:margin-bottom="0cm" fo:line-height="100%" fo:text-align="justify" style:justify-single-word="false"/>
      <style:text-properties style:font-name="ae-granada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top="0cm" fo:margin-bottom="0cm" fo:line-height="100%" fo:text-align="justify" style:justify-single-word="false"/>
      <style:text-properties style:font-name="ae-granad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Preformatted_20_Text">
      <style:paragraph-properties fo:margin-top="0cm" fo:margin-bottom="0cm" fo:line-height="150%" fo:text-align="center" style:justify-single-word="false"/>
      <style:text-properties style:use-window-font-color="true" style:font-name="ae-granada" fo:font-size="11pt" fo:font-weight="normal" style:font-name-asian="ae-granada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ae-granada" fo:font-size="11pt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line-height="100%" fo:text-align="justify" style:justify-single-word="false" style:shadow="none"/>
      <style:text-properties style:use-window-font-color="true" style:font-name="ae-granada" fo:font-size="11pt" fo:language="es" fo:country="VE" fo:font-weight="normal" style:font-name-asian="DejaVu Sans2" style:font-size-asian="11pt" style:language-asian="es" style:country-asian="ES" style:font-weight-asian="normal" style:font-name-complex="Arial" style:font-size-complex="11pt" style:language-complex="es" style:country-complex="ES" style:font-weight-complex="normal"/>
    </style:style>
    <style:style style:name="P15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use-window-font-color="true" style:font-name="ae-granada" fo:font-size="11pt" fo:font-weight="normal" style:font-name-asian="ae-granada" style:font-size-asian="11pt" style:font-weight-asian="normal" style:font-name-complex="Ari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ae-granada" fo:font-size="11pt" fo:font-weight="normal" style:font-name-asian="ae-granada" style:font-size-asian="11pt" style:font-weight-asian="normal" style:font-name-complex="Arial" style:font-size-complex="11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.499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ae-granada" fo:font-size="11pt" fo:font-weight="normal" style:font-name-asian="ae-granada" style:font-size-asian="11pt" style:font-weight-asian="normal" style:font-name-complex="Arial" style:font-size-complex="11pt" style:font-weight-complex="normal"/>
    </style:style>
    <style:style style:name="P20" style:family="paragraph" style:parent-style-name="Preformatted_20_Text">
      <style:paragraph-properties fo:margin-top="0cm" fo:margin-bottom="0.499cm" fo:line-height="100%"/>
      <style:text-properties style:font-name="ae-granada" fo:font-size="11pt" style:font-size-asian="11pt" style:font-size-complex="11pt"/>
    </style:style>
    <style:style style:name="P21" style:family="paragraph" style:parent-style-name="WW-Texto_20_independiente_20_3">
      <style:text-properties style:font-name="ae-granada" fo:font-size="11pt" fo:language="es" fo:country="ES" style:font-size-asian="11pt" style:font-size-complex="11pt"/>
    </style:style>
    <style:style style:name="P22" style:family="paragraph" style:parent-style-name="WW-Texto_20_independiente_20_3">
      <style:text-properties style:font-name="ae-granada" fo:font-size="11pt" fo:language="es" fo:country="ES" fo:font-weight="normal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top="0cm" fo:margin-bottom="0cm" fo:line-height="150%" fo:text-align="center" style:justify-single-word="false"/>
      <style:text-properties fo:color="#2323dc" style:font-name="ae-granada" fo:font-size="11pt" style:text-underline-style="none" fo:font-weight="bold" style:font-name-asian="ae-granada" style:font-size-asian="11pt" style:font-weight-asian="bold" style:font-name-complex="Arial" style:font-size-complex="11pt" style:font-weight-complex="bold"/>
    </style:style>
    <style:style style:name="P24" style:family="paragraph" style:parent-style-name="Heading_20_1">
      <style:paragraph-properties fo:text-align="center" style:justify-single-word="false"/>
      <style:text-properties style:font-name="ae-granada" fo:font-size="11pt" fo:font-weight="bold" style:font-size-asian="11pt" style:font-weight-asian="bold" style:font-name-complex="Arial" style:font-size-complex="11pt"/>
    </style:style>
    <style:style style:name="P25" style:family="paragraph" style:parent-style-name="Heading_20_1">
      <style:paragraph-properties fo:text-align="center" style:justify-single-word="false"/>
      <style:text-properties fo:color="#000000" style:font-name="ae-granada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ae-granada" fo:font-size="11pt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weight="normal" style:font-name-asian="ae-granada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>Reunión Nº <text:s/>E 07-2012 Extraordinaria</text:p>
      <text:p text:style-name="P3">Consejo Directivo de la Fundación CENDITEL</text:p>
      <text:p text:style-name="P3"><text:s/>15 de noviembre de 2012</text:p>
      <text:h text:style-name="P24" text:outline-level="1"/>
      <text:h text:style-name="P25" text:outline-level="1">AGENDA</text:h>
      <text:p text:style-name="P4"/>
      <text:p text:style-name="P4"><text:bookmark-start text:name="__DdeLink__4685_1935663032"/>Lugar: <text:s/><text:tab/><text:span text:style-name="T1">CENDITEL</text:span></text:p>
      <text:p text:style-name="P21">Hora: <text:tab/><text:span text:style-name="T1">9:30 am</text:span></text:p>
      <text:p text:style-name="P15"><text:span text:style-name="T5">Fecha:</text:span> <text:span text:style-name="T3"><text:s/><text:tab/>15/11/</text:span><text:span text:style-name="T1">2012</text:span></text:p>
      <text:p text:style-name="P16"><text:bookmark-end text:name="__DdeLink__4685_1935663032"/></text:p>
      <text:p text:style-name="P6">i.- Consideración de la Agenda.</text:p>
      <text:p text:style-name="P6"/>
      <text:p text:style-name="P6">Punto Único a tratar:</text:p>
      <text:p text:style-name="P6">1.-<text:tab/>Información de Presidencia</text:p>
      <text:p text:style-name="P9"><text:span text:style-name="T6"><text:tab/>1.1. Solicitud de apoyo </text:span>económico para la realización del curso anual de la Escuela Latinoamericana de Pensamiento y Diseño Sistémico (ELAPDIS), del Centro de Investigaciones en Sistemología Interpretativa (CSI), Facultad de Ingeniería, Universidad de Los Andes, que tendrá lugar en esta ciudad los días 5, 6 y 7 de diciembre de 2012.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3">DESARROLLO DE LA AGENDA</text:p>
      <text:p text:style-name="P12"/>
      <text:p text:style-name="P5">Lugar: <text:s/><text:tab/>CENDITEL</text:p>
      <text:p text:style-name="P22">Hora: <text:tab/><text:tab/>9:30 pm</text:p>
      <text:p text:style-name="P16">Fecha: <text:span text:style-name="T4"><text:s/><text:tab/>15/11/</text:span>2012</text:p>
      <text:p text:style-name="P17"/>
      <text:p text:style-name="P18">Asistentes: </text:p>
      <text:p text:style-name="P18">José Joaquín Contreras</text:p>
      <text:p text:style-name="P18">Henry Contreras</text:p>
      <text:p text:style-name="P18">Juan Pablo Buenaño</text:p>
      <text:p text:style-name="P18"/>
      <text:p text:style-name="P18"/>
      <text:p text:style-name="P18">El Presidente de la Fundación CENDITEL dio lectura a la agenda, la cual fue aprobada por unanimidad por los consejeros asistentes.</text:p>
      <text:p text:style-name="P18"/>
      <text:p text:style-name="P6">1.-<text:tab/>Información de Presidencia</text:p>
      <text:p text:style-name="P9"><text:span text:style-name="T6"><text:tab/>1.1. Solicitud de apoyo </text:span>económico para la realización del curso anual de la Escuela Latinoamericana de Pensamiento y Diseño Sistémico (ELAPDIS), del Centro de Investigaciones en Sistemología Interpretativa (CSI), Facultad de Ingeniería, Universidad de Los Andes, que tendrá lugar en esta ciudad los días 5, 6 y 7 de diciembre de 2012.</text:p>
      <text:p text:style-name="P10"/>
      <text:p text:style-name="P10">Decisión: <text:span text:style-name="T1">Los miembros del Consejo Directivo por unanimidad, aprobaron el apoyo económico solicitado por el Coordinador de ELAPDIS 2012, Profesor Hernán López, para realizar el curso </text:span>Escuela Latinoamericana de Pensamiento y Diseño Sistémico (ELAPDIS).<text:span text:style-name="T1"> La Fundación Centro Nacional de Desarrollo e Investigación en Tecnologías Libre (CENDITEL) ofrecerá el apoyo económico en conjunto con la Fundación para el </text:span><text:span text:style-name="T2">Desarrollo de la Ciencia y la Tecnología del Estado Mérida, (FUNDACITE Mérida). En contraprestación podrán asistir trabajadores de la Unidad Territorial de Ciencia y Tecnología del Estado Mérida a la mencionada actividad sin costo alguno.</text:span></text:p>
      <text:p text:style-name="P11"/>
      <text:p text:style-name="P14">En señal de conformidad firman los miembros del Consejo Directivo de la Fundación CENDITEL la presente acta, siendo las 10:30 a.m. <text:s text:c="2"/></text:p>
      <text:p text:style-name="P14"/>
      <text:p text:style-name="P8"/>
      <text:p text:style-name="P8"/>
      <text:p text:style-name="P8"/>
      <text:p text:style-name="P8"/>
      <text:p text:style-name="P8"><text:tab/>José Joaquín Contreras<text:tab/><text:tab/><text:tab/><text:tab/><text:tab/>Juan Pablo Buenaño</text:p>
      <text:p text:style-name="P8"/>
      <text:p text:style-name="P8"/>
      <text:p text:style-name="P8"/>
      <text:p text:style-name="P8"><text:tab/><text:tab/><text:tab/><text:tab/><text:tab/>Henry Contreras<text:tab/><text:tab/><text:tab/><text:tab/><text:tab/><text:tab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 PL UMing HK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Arial1" fo:font-size="79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Numbering_20_1" style:display-name="Numbering 1" style:family="paragraph" style:parent-style-name="List" style:default-outline-level="1" style:list-style-name="List_20_1" style:class="lis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s" fo:country="VE" fo:font-weight="normal" fo:background-color="transparen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end" style:justify-single-word="false" fo:text-indent="0cm" style:auto-text-indent="false" fo:keep-with-next="always"/>
      <style:text-properties fo:color="#000080" style:font-name="Arial" fo:font-size="8pt" fo:font-weight="bold" style:font-size-asian="8pt" style:font-weight-asian="bold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style:font-name="Arial" fo:font-size="11pt" fo:language="es" fo:country="VE" fo:font-weight="bold" style:font-size-asian="11pt" style:font-weight-asian="bold" style:font-name-complex="Arial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01cm" fo:margin-bottom="1.101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32cm" fo:margin-left="0cm" fo:margin-right="0cm" fo:margin-bottom="0.499cm"/>
      </style:header-style>
      <style:footer-style>
        <style:header-footer-properties svg:height="1.78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074cm" svg:y="-0.249cm" svg:width="17.441cm" svg:height="0.702cm" draw:z-index="1"><draw:image xlink:href="Pictures/10000000000009F6000000729C17892D.png" xlink:type="simple" xlink:show="embed" xlink:actuate="onLoad"/></draw:frame></text:p>
        <text:p text:style-name="MP1"/>
      </style:header>
      <style:footer>
        <text:p text:style-name="MP2">FUNDACIÓN CENTRO NACIONAL DE DESARROLLO E INVESTIGACIÓN EN TECNOLOGÍAS LIBRES (CENDITEL) Avenida Alberto Carnevali, vía La Hechicera, Edificio CENDITEL. Teléfono: (0274)6574336 - 6574958. Apartado Postal: 078. Código Postal: 5101A. RIF: G-20007349-7. Mérida-Venezuela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Quintero</meta:initial-creator>
    <meta:creation-date>2011-03-21T14:19:25</meta:creation-date>
    <meta:print-date>2013-01-17T16:50:03</meta:print-date>
    <dc:date>2013-10-11T17:40:06</dc:date>
    <meta:editing-duration>P3DT2H31M</meta:editing-duration>
    <meta:editing-cycles>127</meta:editing-cycles>
    <meta:generator>LibreOffice/3.3$Unix LibreOffice_project/330m19$Build-8</meta:generator>
    <meta:document-statistic meta:table-count="0" meta:image-count="1" meta:object-count="0" meta:page-count="2" meta:paragraph-count="27" meta:word-count="339" meta:character-count="2330"/>
  </office:meta>
</office:document-meta>
</file>